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ff0000" fo:background-color="#ffff66" fo:border-left="none" fo:border-right="none" fo:border-top="0.0008in solid #ff0000"/>
      <style:text-properties fo:color="#3333ff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a123</text:p>
          </table:table-cell>
          <table:table-cell/>
        </table:table-row>
        <table:table-row table:style-name="ro1">
          <table:table-cell office:value-type="string">
            <text:p>ab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string">
            <text:p>abc</text:p>
          </table:table-cell>
          <table:table-cell office:value-type="float" office:value="7890">
            <text:p>78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Total</text:p>
          </table:table-cell>
          <table:table-cell table:style-name="ce1" table:formula="of:=SUM([.B1:.B3])" office:value-type="float" office:value="8346">
            <text:p>834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12/19/2015</text:date>, <text:time>03:0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_ _</meta:initial-creator>
    <meta:creation-date>2015-12-19T03:04:02.42</meta:creation-date>
    <dc:date>2015-12-19T03:05:34.01</dc:date>
    <dc:creator>_ _</dc:creator>
    <meta:editing-duration>PT1M33S</meta:editing-duration>
    <meta:editing-cycles>1</meta:editing-cycles>
    <meta:document-statistic meta:table-count="3" meta:cell-count="7" meta:object-count="0"/>
    <meta:generator>OpenOffice/4.1.1$Win32 OpenOffice.org_project/411m6$Build-9775</meta:generator>
  </office:meta>
</office:document-meta>
</file>